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9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5: Geolocation Servic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4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Geolocation Service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eview exercise 2: One volunteer to show the solutions.</text:p>
              </text:list-item>
              <text:list-item>
                <text:p>Provide solu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Geolocation Service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Adding a platform-dependent implementation of a geolocation service</text:p>
              </text:list-item>
              <text:list-item>
                <text:p>Using Ninject portable as a IOC container</text:p>
              </text:list-item>
              <text:list-item>
                <text:p>Integrating the new dependency in the ViewModel</text:p>
              </text:list-item>
              <text:list-item>
                <text:p>Exercise: Updating the tests by mocking the new dependenc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Essential elements:</text:p>
                <text:list>
                  <text:list-item>
                    <text:p>Entry point</text:p>
                  </text:list-item>
                  <text:list-item>
                    <text:p>Deployment</text:p>
                  </text:list-item>
                  <text:list-item>
                    <text:p>Testing</text:p>
                  </text:list-item>
                  <text:list-item>
                    <text:p>Tools (Insomnia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Sample applic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6: Preparation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Create a Web API for the TripLog application</text:p>
              </text:list-item>
              <text:list-item>
                <text:p>Implement a persistency layer</text:p>
              </text:list-item>
              <text:list-item>
                <text:p>Create an Http client</text:p>
              </text:list-item>
              <text:list-item>
                <text:p>Integrate the Http client inside the TripLog application so as to call a Web API to push and pull entries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6H54M9S</meta:editing-duration>
    <meta:editing-cycles>62</meta:editing-cycles>
    <meta:generator>LibreOffice/5.4.3.2$Windows_X86_64 LibreOffice_project/92a7159f7e4af62137622921e809f8546db437e5</meta:generator>
    <dc:date>2019-12-30T21:31:22.033000000</dc:date>
    <meta:document-statistic meta:object-count="45"/>
  </office:meta>
</office:document-meta>
</file>